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in" svg:font-family="'MathJax Main'"/>
    <style:font-face style:name="MathJax Math" svg:font-family="'MathJax Math'"/>
    <style:font-face style:name="MathJax Size2" svg:font-family="'MathJax Size2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MathJax Main" fo:font-size="15pt" fo:font-weight="normal" officeooo:rsid="001526d7" officeooo:paragraph-rsid="001526d7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MathJax Main" fo:font-size="15pt" fo:font-weight="normal" officeooo:rsid="00167d18" officeooo:paragraph-rsid="00167d18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MathJax Main" fo:font-size="18pt" fo:font-weight="bold" officeooo:rsid="001526d7" officeooo:paragraph-rsid="001526d7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athJax Main" fo:font-size="18pt" fo:font-weight="bold" officeooo:rsid="001526d7" officeooo:paragraph-rsid="001526d7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MathJax Main" fo:font-size="18pt" fo:font-weight="normal" officeooo:rsid="001526d7" officeooo:paragraph-rsid="001526d7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MathJax Main" fo:font-size="15pt" fo:font-weight="normal" officeooo:rsid="001526d7" officeooo:paragraph-rsid="001526d7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MathJax Main" fo:font-size="20pt" fo:font-weight="bold" officeooo:rsid="001526d7" officeooo:paragraph-rsid="001526d7" style:font-size-asian="17.5pt" style:font-weight-asian="bold" style:font-size-complex="20pt" style:font-weight-complex="bold"/>
    </style:style>
    <style:style style:name="T1" style:family="text">
      <style:text-properties style:font-name="MathJax Main"/>
    </style:style>
    <style:style style:name="T2" style:family="text">
      <style:text-properties style:font-name="MathJax Main" officeooo:rsid="00167d18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MathJax Main"/>
    </style:style>
    <style:style style:name="T5" style:family="text">
      <style:text-properties officeooo:rsid="00167d18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mage Bit Conversion</text:p>
      <text:p text:style-name="P3"/>
      <text:p text:style-name="P3"/>
      <text:p text:style-name="P4">Algorithm:</text:p>
      <text:p text:style-name="P4"/>
      <text:p text:style-name="P5"/>
      <text:p text:style-name="P6">1) <text:s/>Read the intensity values of the individual pixels of the input image.</text:p>
      <text:p text:style-name="P6"><text:tab/><text:tab/></text:p>
      <text:p text:style-name="P6">2) To perform bit conversion on the images, we use the formulae</text:p>
      <text:p text:style-name="P6"/>
      <text:p text:style-name="P7"><draw:frame draw:style-name="fr1" draw:name="Object2" text:anchor-type="as-char" svg:y="-0.619cm" svg:width="2.432cm" svg:height="1.05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span text:style-name="T3"/></text:p>
      <text:p text:style-name="P1">where <text:s/>r is the intensity value <text:span text:style-name="T5">of the pixel</text:span></text:p>
      <text:p text:style-name="P1"><text:span text:style-name="T5"><text:tab/> <text:s text:c="3"/>n is the bit to which the image has to be converted to</text:span></text:p>
      <text:p text:style-name="P1"><text:span text:style-name="T5"><text:tab/> <text:s text:c="3"/>S is the resulting intensity value of the pixel</text:span></text:p>
      <text:p text:style-name="P1"/>
      <text:p text:style-name="P2">3) While dividing, we round off the result to the next <text:tab/>number(ceiling).</text:p>
      <text:p text:style-name="P2"/>
      <text:p text:style-name="P2">4) We calculate the intensity values for all pixels and store them <text:tab/>in an array.</text:p>
      <text:p text:style-name="P2"/>
      <text:p text:style-name="P2">5) We represent the array as an image. This is the output image <text:s text:c="4"/><text:tab/>requi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in" svg:font-family="'MathJax Main'"/>
    <style:font-face style:name="MathJax Math" svg:font-family="'MathJax Math'"/>
    <style:font-face style:name="MathJax Size2" svg:font-family="'MathJax Size2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0:15:31.459964214</meta:creation-date>
    <dc:date>2018-10-05T00:32:10.300973214</dc:date>
    <meta:editing-duration>PT6M23S</meta:editing-duration>
    <meta:editing-cycles>1</meta:editing-cycles>
    <meta:document-statistic meta:table-count="0" meta:image-count="0" meta:object-count="1" meta:page-count="1" meta:paragraph-count="12" meta:word-count="101" meta:character-count="554" meta:non-whitespace-character-count="442"/>
    <meta:generator>LibreOffice/6.1.0.3$Linux_X86_64 LibreOffice_project/10$Build-3</meta:generator>
  </office:meta>
</office:document-meta>
</file>

<file path=Object 2/content.xml><?xml version="1.0" encoding="utf-8"?>
<math xmlns="http://www.w3.org/1998/Math/MathML" display="block">
  <semantics>
    <mrow>
      <mi>S</mi>
      <mo stretchy="false">=</mo>
      <mrow>
        <mrow>
          <mo fence="true" stretchy="false">(</mo>
          <mrow>
            <mfrac>
              <mrow>
                <mi>r</mi>
                <mo stretchy="false">+</mo>
                <mn>1</mn>
              </mrow>
              <msup>
                <mn>2</mn>
                <mrow>
                  <mn>8</mn>
                  <mo stretchy="false">−</mo>
                  <mi>n</mi>
                </mrow>
              </msup>
            </mfrac>
          </mrow>
          <mo fence="true" stretchy="false">)</mo>
        </mrow>
        <mo stretchy="false">−</mo>
        <mn>1</mn>
      </mrow>
    </mrow>
    <annotation encoding="StarMath 5.0">S = ({r+  1} over {2^{8-n}}) -1 </annotation>
  </semantics>
</math>
</file>